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text-shadow="none"/>
    </style:style>
    <style:style style:name="P4" style:family="paragraph">
      <style:paragraph-properties fo:text-align="center"/>
      <style:text-properties fo:font-size="14pt" fo:text-shadow="non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1" draw:start-glue-point="2" draw:end-shape="id2" draw:end-glue-point="0" svg:d="M20000 3000v1000" svg:viewBox="0 0 1 1001">
          <text:p/>
        </draw:connector>
        <draw:custom-shape draw:style-name="gr1" draw:text-style-name="P2" xml:id="id3" draw:id="id3" draw:layer="layout" svg:width="4cm" svg:height="2cm" svg:x="10cm" svg:y="8cm">
          <text:p text:style-name="P1"><text:span text:style-name="T1">INPUT</text:span></text:p>
          <text:p text:style-name="P1"><text:span text:style-name="T1">PROCEDURE</text:span></text:p>
          <text:p text:style-name="P1"><text:span text:style-name="T1">(ArmarEntrada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1cm" svg:y="12cm">
          <text:p text:style-name="P1"><text:span text:style-name="T1">Abrir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2" draw:start-glue-point="2" draw:end-shape="id3" draw:end-glue-point="0" svg:d="M20000 6000v1000h-8000v1000" svg:viewBox="0 0 8001 2001">
          <text:p/>
        </draw:connector>
        <draw:connector draw:style-name="gr2" draw:text-style-name="P1" draw:layer="layout" svg:x1="12cm" svg:y1="10cm" svg:x2="3cm" svg:y2="12cm" draw:start-shape="id3" draw:start-glue-point="2" draw:end-shape="id4" draw:end-glue-point="0" svg:d="M12000 10000v1000h-9000v1000" svg:viewBox="0 0 9001 2001">
          <text:p/>
        </draw:connector>
        <draw:custom-shape draw:style-name="gr1" draw:text-style-name="P2" xml:id="id5" draw:id="id5" draw:layer="layout" svg:width="4cm" svg:height="2cm" svg:x="5.6cm" svg:y="12cm">
          <text:p text:style-name="P1"><text:span text:style-name="T1">Leer y etear 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7.6cm" svg:y2="12cm" draw:start-shape="id3" draw:start-glue-point="2" draw:end-shape="id5" draw:end-glue-point="0" svg:d="M12000 10000v1000h-4400v1000" svg:viewBox="0 0 4401 2001">
          <text:p/>
        </draw:connector>
        <draw:custom-shape draw:style-name="gr1" draw:text-style-name="P2" xml:id="id6" draw:id="id6" draw:layer="layout" svg:width="4cm" svg:height="2cm" svg:x="10cm" svg:y="12cm">
          <text:p text:style-name="P1"><text:span text:style-name="T1">Posiciona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xml:id="id8" draw:id="id8" draw:layer="layout" svg:x1="12cm" svg:y1="10cm" svg:x2="12cm" svg:y2="12cm" draw:start-shape="id3" draw:start-glue-point="2" draw:end-shape="id6" draw:end-glue-point="0" svg:d="M12000 10000v2000" svg:viewBox="0 0 1 2001">
          <text:p/>
        </draw:connector>
        <draw:custom-shape draw:style-name="gr1" draw:text-style-name="P2" xml:id="id7" draw:id="id7" draw:layer="layout" svg:width="4cm" svg:height="2cm" svg:x="14.5cm" svg:y="12cm">
          <text:p text:style-name="P1"><text:span text:style-name="T1">Lee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6.5cm" svg:y2="12cm" draw:start-shape="id3" draw:start-glue-point="2" draw:end-shape="id7" draw:end-glue-point="0" svg:d="M12000 10000v1000h4500v1000" svg:viewBox="0 0 4501 2001">
          <text:p/>
        </draw:connector>
        <draw:custom-shape draw:style-name="gr1" draw:text-style-name="P2" xml:id="id9" draw:id="id9" draw:layer="layout" svg:width="4cm" svg:height="2cm" svg:x="19cm" svg:y="12cm">
          <text:p text:style-name="P1"><text:span text:style-name="T1">Lee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1cm" svg:x2="21cm" svg:y2="12cm" draw:start-shape="id8" draw:start-glue-point="0" draw:end-shape="id9" draw:end-glue-point="0" svg:d="M12000 11000h9000v1000" svg:viewBox="0 0 9001 1001">
          <text:p/>
        </draw:connector>
        <draw:custom-shape draw:style-name="gr1" draw:text-style-name="P2" xml:id="id10" draw:id="id10" draw:layer="layout" svg:width="4cm" svg:height="2cm" svg:x="1cm" svg:y="16cm">
          <text:p text:style-name="P1"><text:span text:style-name="T1">Call 'Empresas'</text:span></text:p>
          <text:p text:style-name="P1"><text:span text:style-name="T1">COD-OPER = '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cm" svg:y1="14cm" svg:x2="3cm" svg:y2="16cm" draw:start-shape="id4" draw:start-glue-point="2" draw:end-shape="id10" draw:end-glue-point="0" svg:d="M3000 14000v2000" svg:viewBox="0 0 1 2001">
          <text:p/>
        </draw:connector>
        <draw:custom-shape draw:style-name="gr1" draw:text-style-name="P2" xml:id="id11" draw:id="id11" draw:layer="layout" svg:width="4cm" svg:height="2cm" svg:x="23.5cm" svg:y="12cm">
          <text:p text:style-name="P1"><text:span text:style-name="T1">Carga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25.5cm" svg:y2="12cm" draw:start-shape="id3" draw:start-glue-point="2" draw:end-shape="id11" draw:end-glue-point="0" svg:d="M12000 10000v1000h13500v1000" svg:viewBox="0 0 13501 2001">
          <text:p/>
        </draw:connector>
        <draw:custom-shape draw:style-name="gr1" draw:text-style-name="P2" xml:id="id12" draw:id="id12" draw:layer="layout" svg:width="4cm" svg:height="2cm" svg:x="13.5cm" svg:y="16cm">
          <text:p text:style-name="P1"><text:span text:style-name="T1">Buscar</text:span></text:p>
          <text:p text:style-name="P1"><text:span text:style-name="T1">Razón</text:span></text:p>
          <text:p text:style-name="P1"><text:span text:style-name="T1">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cm" svg:height="2cm" svg:x="18.5cm" svg:y="16cm">
          <text:p text:style-name="P1"><text:span text:style-name="T1">Cargar</text:span></text:p>
          <text:p text:style-name="P1"><text:span text:style-name="T1">Reg Arch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cm" svg:height="2cm" svg:x="23.5cm" svg:y="16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5.5cm" svg:y1="14cm" svg:x2="15.5cm" svg:y2="16cm" draw:start-shape="id11" draw:start-glue-point="2" draw:end-shape="id12" svg:d="M25500 14000v1000h-10000v1000" svg:viewBox="0 0 10001 2001">
          <text:p/>
        </draw:connector>
        <draw:connector draw:style-name="gr2" draw:text-style-name="P1" draw:layer="layout" svg:x1="25.5cm" svg:y1="14cm" svg:x2="20.5cm" svg:y2="16cm" draw:start-shape="id11" draw:start-glue-point="2" draw:end-shape="id13" svg:d="M25500 14000v1000h-5000v1000" svg:viewBox="0 0 5001 2001">
          <text:p/>
        </draw:connector>
        <draw:connector draw:style-name="gr2" draw:text-style-name="P1" draw:layer="layout" svg:x1="25.5cm" svg:y1="14cm" svg:x2="25.5cm" svg:y2="16cm" draw:start-shape="id11" draw:start-glue-point="2" draw:end-shape="id14" draw:end-glue-point="0" svg:d="M25500 14000v2000" svg:viewBox="0 0 1 2001">
          <text:p/>
        </draw:connector>
        <draw:custom-shape draw:style-name="gr1" draw:text-style-name="P2" xml:id="id15" draw:id="id15" draw:layer="layout" svg:width="4cm" svg:height="2cm" svg:x="13.5cm" svg:y="20cm">
          <text:p text:style-name="P1"><text:span text:style-name="T1">Call 'Empresas'</text:span></text:p>
          <text:p text:style-name="P1"><text:span text:style-name="T1">COD-OPER = '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5cm" svg:y1="18cm" svg:x2="15.5cm" svg:y2="20cm" draw:start-shape="id12" draw:start-glue-point="2" draw:end-shape="id15" draw:end-glue-point="0" svg:d="M15500 18000v2000" svg:viewBox="0 0 1 2001">
          <text:p/>
        </draw:connector>
        <draw:custom-shape draw:style-name="gr1" draw:text-style-name="P2" xml:id="id16" draw:id="id16" draw:layer="layout" svg:width="4cm" svg:height="2cm" svg:x="28cm" svg:y="12cm">
          <text:p text:style-name="P1"><text:span text:style-name="T1">Carga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30cm" svg:y2="12cm" draw:start-shape="id3" draw:start-glue-point="2" draw:end-shape="id16" svg:d="M12000 10000v1000h18000v1000" svg:viewBox="0 0 18001 2001">
          <text:p/>
        </draw:connector>
        <draw:connector draw:style-name="gr2" draw:text-style-name="P1" draw:layer="layout" svg:x1="30cm" svg:y1="14cm" svg:x2="30cm" svg:y2="16cm" draw:start-shape="id16" draw:start-glue-point="2" draw:end-shape="id17" draw:end-glue-point="0" svg:d="M30000 14000v2000" svg:viewBox="0 0 1 2001">
          <text:p/>
        </draw:connector>
        <draw:custom-shape draw:style-name="gr1" draw:text-style-name="P2" xml:id="id17" draw:id="id17" draw:layer="layout" svg:width="4cm" svg:height="2cm" svg:x="28cm" svg:y="16cm">
          <text:p text:style-name="P1"><text:span text:style-name="T1">Call 'Empresas'</text:span></text:p>
          <text:p text:style-name="P1"><text:span text:style-name="T1">COD-OPER = '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cm" svg:height="2cm" svg:x="34cm" svg:y="8cm">
          <text:p text:style-name="P1"><text:span text:style-name="T1">INPUT</text:span></text:p>
          <text:p text:style-name="P1"><text:span text:style-name="T1">PROCEDURE</text:span></text:p>
          <text:p text:style-name="P1"><text:span text:style-name="T1">(ArmarEntrada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2" draw:start-glue-point="2" draw:end-shape="id18" draw:end-glue-point="0" svg:d="M20000 6000v1000h16000v1000" svg:viewBox="0 0 16001 2001">
          <text:p/>
        </draw:connector>
        <draw:custom-shape draw:style-name="gr1" draw:text-style-name="P2" xml:id="id19" draw:id="id19" draw:layer="layout" svg:width="4cm" svg:height="2cm" svg:x="32.6cm" svg:y="12cm">
          <text:p text:style-name="P1"><text:span text:style-name="T1">Lee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cm" svg:height="2cm" svg:x="37cm" svg:y="12cm">
          <text:p text:style-name="P1"><text:span text:style-name="T1">Procesar</text:span></text:p>
          <text:p text:style-name="P1"><text:span text:style-name="T1">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6cm" svg:y1="10cm" svg:x2="34.6cm" svg:y2="12cm" draw:start-shape="id18" draw:start-glue-point="2" draw:end-shape="id19" svg:d="M36000 10000v1000h-1400v1000" svg:viewBox="0 0 1401 2001">
          <text:p/>
        </draw:connector>
        <draw:connector draw:style-name="gr2" draw:text-style-name="P1" draw:layer="layout" svg:x1="36cm" svg:y1="10cm" svg:x2="39cm" svg:y2="12cm" draw:start-shape="id18" draw:start-glue-point="2" draw:end-shape="id20" draw:end-glue-point="0" svg:d="M36000 10000v1000h3000v1000" svg:viewBox="0 0 3001 2001">
          <text:p/>
        </draw:connector>
        <draw:custom-shape draw:style-name="gr1" draw:text-style-name="P4" xml:id="id21" draw:id="id21" draw:layer="layout" svg:width="4cm" svg:height="2cm" svg:x="37cm" svg:y="16cm">
          <text:p text:style-name="P3"><text:span text:style-name="T2">LOGICA</text:span></text:p>
          <text:p text:style-name="P3"><text:span text:style-name="T2">CORTE</text:span></text:p>
          <text:p text:style-name="P3"><text:span text:style-name="T2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9cm" svg:y1="14cm" svg:x2="39cm" svg:y2="16cm" draw:start-shape="id20" draw:start-glue-point="2" draw:end-shape="id21" draw:end-glue-point="0" svg:d="M39000 14000v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8T14:57:33.276857428</dc:date>
    <meta:editing-duration>PT2H22M30S</meta:editing-duration>
    <meta:editing-cycles>11</meta:editing-cycles>
    <meta:generator>LibreOffice/4.2.8.2$Linux_X86_64 LibreOffice_project/420m0$Build-2</meta:generator>
    <meta:document-statistic meta:object-count="39"/>
  </office:meta>
</office:document-meta>
</file>